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Tri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number-columns-repeated="11" table:default-cell-style-name="Default"/>
        <table:table-column table:style-name="co5" table:number-columns-repeated="47" table:default-cell-style-name="ce25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10];&quot;High&quot;;[.D5:.D10])" office:value-type="float" office:value="12">
            <text:p>12</text:p>
          </table:table-cell>
          <table:table-cell table:formula="of:=SUMPRODUCT(([.C5:.C10]=&quot;High&quot;)*([.E5:.E10]=&quot;x&quot;)*[.D5:.D10])" office:value-type="float" office:value="12">
            <text:p>12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10];&quot;Medium&quot;;[.D5:.D10])" office:value-type="float" office:value="0">
            <text:p>0</text:p>
          </table:table-cell>
          <table:table-cell table:formula="of:=SUMPRODUCT(([.C5:.C10]=&quot;Medium&quot;)*([.E5:.E10]=&quot;x&quot;)*[.D5:.D10])" office:value-type="float" office:value="0">
            <text:p>0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10];&quot;Low&quot;;[.D5:.D10])" office:value-type="float" office:value="1">
            <text:p>1</text:p>
          </table:table-cell>
          <table:table-cell table:formula="of:=SUMPRODUCT(([.C5:.C10]=&quot;Low&quot;)*([.E5:.E10]=&quot;x&quot;)*[.D5:.D10])" office:value-type="float" office:value="1">
            <text:p>1</text:p>
          </table:table-cell>
          <table:table-cell table:number-columns-repeated="57"/>
        </table:table-row>
        <table:table-row table:style-name="ro2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25" table:number-columns-repeated="2"/>
          <table:table-cell table:number-columns-repeated="47"/>
        </table:table-row>
        <table:table-row table:style-name="ro2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Portal\Trial\Registration</text:p>
          </table:table-cell>
          <table:table-cell table:style-name="ce16" table:number-columns-repeated="56"/>
        </table:table-row>
        <table:table-row table:style-name="ro2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Portal\Trial\Registration</text:p>
          </table:table-cell>
          <table:table-cell table:style-name="ce16" table:number-columns-repeated="56"/>
        </table:table-row>
        <table:table-row table:style-name="ro2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Portal\Trial\Registration</text:p>
          </table:table-cell>
          <table:table-cell table:style-name="ce16" table:number-columns-repeated="56"/>
        </table:table-row>
        <table:table-row table:style-name="ro2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  <table:table-row table:style-name="ro2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  <table:table-row table:style-name="ro2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10/09/2012</text:date>, <text:time>11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9T11:23:33</dc:date>
    <meta:editing-duration>PT2H17M49S</meta:editing-duration>
    <meta:editing-cycles>19</meta:editing-cycles>
    <meta:generator>OpenOffice.org/3.4$Linux OpenOffice.org_project/340m1$Build-9590</meta:generator>
    <meta:document-statistic meta:table-count="2" meta:cell-count="51" meta:object-count="0"/>
    <meta:user-defined meta:name="Info 1"/>
    <meta:user-defined meta:name="Info 2"/>
    <meta:user-defined meta:name="Info 3"/>
    <meta:user-defined meta:name="Info 4"/>
  </office:meta>
</office:document-meta>
</file>